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578cm" fo:min-width="17.28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6.828cm" svg:x="1.952cm" svg:y="4.49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2" draw:layer="layout" svg:x1="11.16cm" svg:y1="4.492cm" svg:x2="11.16cm" svg:y2="21.32cm">
          <text:p/>
        </draw:line>
        <draw:line draw:style-name="gr2" draw:text-style-name="P2" draw:layer="layout" svg:x1="1.952cm" svg:y1="13.065cm" svg:x2="19.732cm" svg:y2="13.065cm">
          <text:p/>
        </draw:line>
        <draw:frame draw:style-name="gr3" draw:text-style-name="P3" draw:layer="layout" svg:width="3.237cm" svg:height="1.115cm" svg:x="2.905cm" svg:y="5.127cm">
          <draw:text-box>
            <text:p>Fortaleza</text:p>
          </draw:text-box>
        </draw:frame>
        <draw:frame draw:style-name="gr4" draw:text-style-name="P3" draw:layer="layout" svg:width="5.398cm" svg:height="1.979cm" svg:x="12.747cm" svg:y="5.053cm">
          <draw:text-box>
            <text:p>Oportunidad</text:p>
          </draw:text-box>
        </draw:frame>
        <draw:frame draw:style-name="gr3" draw:text-style-name="P3" draw:layer="layout" svg:width="3.347cm" svg:height="1.115cm" svg:x="2.905cm" svg:y="14.172cm">
          <draw:text-box>
            <text:p>Debilidad</text:p>
          </draw:text-box>
        </draw:frame>
        <draw:frame draw:style-name="gr3" draw:text-style-name="P3" draw:layer="layout" svg:width="3.266cm" svg:height="1.115cm" svg:x="13.32cm" svg:y="14.172cm">
          <draw:text-box>
            <text:p>Amenaza</text:p>
          </draw:text-box>
        </draw:frame>
        <draw:frame draw:style-name="gr5" draw:text-style-name="P5" draw:layer="layout" svg:width="6.985cm" svg:height="5.45cm" svg:x="2.27cm" svg:y="7.032cm">
          <draw:text-box>
            <text:p text:style-name="P4">- reactivación exonómica </text:p>
            <text:p text:style-name="P4">- Oferta de plásticos PET</text:p>
            <text:p text:style-name="P4">- Talento Confeccionista</text:p>
          </draw:text-box>
        </draw:frame>
        <draw:frame draw:style-name="gr5" draw:text-style-name="P5" draw:layer="layout" svg:width="6.985cm" svg:height="5.45cm" svg:x="12.43cm" svg:y="6.715cm">
          <draw:text-box>
            <text:p text:style-name="P4">- Moda colombiana cotizada internacionalmente</text:p>
            <text:p text:style-name="P4">- Tendencia global hacia el recivlaje</text:p>
            <text:p text:style-name="P4">- Tendencia global de cuidado de la salud por la pandemia</text:p>
          </draw:text-box>
        </draw:frame>
        <draw:frame draw:style-name="gr5" draw:text-style-name="P5" draw:layer="layout" svg:width="6.985cm" svg:height="5.45cm" svg:x="12.081cm" svg:y="15.606cm">
          <draw:text-box>
            <text:p text:style-name="P4">- Devaluación del peso colombiano frente al dólar </text:p>
            <text:p text:style-name="P4"/>
            <text:p text:style-name="P4">- Software de gestión costoso</text:p>
            <text:p text:style-name="P4"/>
            <text:p text:style-name="P4">- Cese de presencialidad</text:p>
          </draw:text-box>
        </draw:frame>
        <draw:frame draw:style-name="gr5" draw:text-style-name="P5" draw:layer="layout" svg:width="6.985cm" svg:height="5.45cm" svg:x="2.587cm" svg:y="15.362cm">
          <draw:text-box>
            <text:p text:style-name="P4">- Infraestructura modesta</text:p>
            <text:p text:style-name="P4"/>
            <text:p text:style-name="P4">- Tributación <text:s/>fiscal</text:p>
            <text:p text:style-name="P4"/>
            <text:p text:style-name="P4">- Desconocimiento del material</text:p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b2b2b2" draw:marker-start-width="0.2cm" draw:marker-start-center="false" draw:marker-end-width="0.2cm" draw:marker-end-center="false" draw:fill="solid" draw:fill-color="#dedce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21:53:27.481065689</meta:creation-date>
    <dc:date>2021-09-08T22:26:10.575909172</dc:date>
    <meta:editing-duration>PT10M21S</meta:editing-duration>
    <meta:editing-cycles>3</meta:editing-cycles>
    <meta:generator>LibreOffice/7.0.6.2$Linux_X86_64 LibreOffice_project/00$Build-2</meta:generator>
    <meta:document-statistic meta:object-count="11"/>
  </office:meta>
</office:document-meta>
</file>